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2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2pt" style:text-underline-style="none" fo:font-weight="normal"/>
    </style:style>
    <style:style style:name="ce4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4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 style:font-size-asian="12pt" style:font-size-complex="12pt"/>
    </style:style>
    <style:style style:name="ce5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bold" style:font-size-asian="12pt" style:font-size-complex="12pt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2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2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2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46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6" office:value-type="string" calcext:value-type="string">
            <text:p>OBS.:</text:p>
          </table:table-cell>
          <table:table-cell table:style-name="ce55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NF 6312 - process. 08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09-10" calcext:value-type="date">
            <text:p>10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NF 6321 - process. 09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0-10" calcext:value-type="date">
            <text:p>10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NF 6330 - process. 10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1-11" calcext:value-type="date">
            <text:p>11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NF 6339 - process. 11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4-12-10" calcext:value-type="date">
            <text:p>10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NF 6348 - process. 12/2024</text:p>
          </table:table-cell>
          <table:table-cell table:style-name="ce41" office:value-type="float" office:value="450" calcext:value-type="float">
            <text:p>45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50" calcext:value-type="float">
            <text:p>4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NF 6357 - process. 01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2-10" calcext:value-type="date">
            <text:p>10/02/2025</text:p>
          </table:table-cell>
          <table:table-cell table:style-name="ce51" table:formula="of:=[.C7]-[.F7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NF 6366 - process. 02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3-07" calcext:value-type="date">
            <text:p>07/03/2025</text:p>
          </table:table-cell>
          <table:table-cell table:style-name="ce51" table:formula="of:=[.C8]-[.F8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NF 6375 - process. 03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NF 6384 - process. 04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5-12" calcext:value-type="date">
            <text:p>12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NF 6393 - process. 05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NF 6402 - process. 06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7-10" calcext:value-type="date">
            <text:p>10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NF 6411 - process. 07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8-11" calcext:value-type="date">
            <text:p>11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NF 6420 - process. 08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09-09" calcext:value-type="date">
            <text:p>09/09/2025</text:p>
          </table:table-cell>
          <table:table-cell table:style-name="ce51" table:formula="of:=[.C14]-[.F14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NF 6429 - process. 09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10-10" calcext:value-type="date">
            <text:p>10/10/2025</text:p>
          </table:table-cell>
          <table:table-cell table:style-name="ce51" table:formula="of:=[.C15]-[.F15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NF 6438 - process. 10/2025</text:p>
          </table:table-cell>
          <table:table-cell table:style-name="ce41" office:value-type="float" office:value="470" calcext:value-type="float">
            <text:p>470,00</text:p>
          </table:table-cell>
          <table:table-cell table:style-name="ce45"/>
          <table:table-cell table:style-name="ce47" office:value-type="string" calcext:value-type="string">
            <text:p>pg</text:p>
          </table:table-cell>
          <table:table-cell table:style-name="ce41" office:value-type="float" office:value="470" calcext:value-type="float">
            <text:p>470,00</text:p>
          </table:table-cell>
          <table:table-cell table:style-name="ce30" office:value-type="date" office:date-value="2025-11-10" calcext:value-type="date">
            <text:p>10/11/2025</text:p>
          </table:table-cell>
          <table:table-cell table:style-name="ce51" table:formula="of:=[.C16]-[.F16]" office:value-type="float" office:value="0" calcext:value-type="float">
            <text:p>-</text:p>
          </table:table-cell>
          <table:table-cell table:style-name="ce53"/>
          <table:table-cell table:style-name="ce55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6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8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3"/>
          <table:table-cell table:style-name="ce37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>
          <table:table-cell table:style-name="ce34"/>
          <table:table-cell table:style-name="ce39"/>
          <table:table-cell table:style-name="ce42"/>
          <table:table-cell table:style-name="ce43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1972">
          <table:table-cell table:style-name="ce34"/>
          <table:table-cell table:style-name="ce39"/>
          <table:table-cell table:style-name="ce43" table:number-columns-repeated="2"/>
          <table:table-cell table:style-name="ce48"/>
          <table:table-cell table:style-name="ce43"/>
          <table:table-cell table:style-name="ce34"/>
          <table:table-cell table:style-name="ce43"/>
          <table:table-cell table:style-name="ce48"/>
          <table:table-cell table:style-name="ce55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57:03.904062700">00:00:00</text:time></text:span><text:span text:style-name="MT2"><text:s/></text:span></text:p>
        </style:region-center>
        <style:region-right>
          <text:p><text:span text:style-name="MT4">Iraci</text:span></text:p>
          <text:p><text:span text:style-name="MT4">Tatiana / Igor</text:span></text:p>
          <text:p><text:span text:style-name="MT2">Tel.: 3249-2704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raci</text:span></text:p>
          <text:p><text:span text:style-name="MT4">Tatiana / Igor</text:span></text:p>
          <text:p>tatyigorgb@hot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57:03.911666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06:55</meta:creation-date>
    <dc:date>2025-11-13T13:57:36.415089500</dc:date>
    <meta:print-date>2019-12-10T15:22:29.903000000</meta:print-date>
    <dc:language>pt-PT</dc:language>
    <meta:editing-cycles>580</meta:editing-cycles>
    <meta:editing-duration>PT23H57M51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